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5cm" svg:height="2cm" svg:x="7cm" svg:y="2.5cm">
          <text:p text:style-name="P1">D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2cm" svg:x="1.5cm" svg:y="5.5cm">
          <text:p text:style-name="P1">M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2cm" svg:x="12cm" svg:y="5.5cm">
          <text:p text:style-name="P1">M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2cm" svg:x="12cm" svg:y="9cm">
          <text:p text:style-name="P1">MD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2cm" svg:x="12cm" svg:y="12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2cm" svg:x="12cm" svg:y="15cm">
          <text:p text:style-name="P1">MU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2cm" svg:x="1.5cm" svg:y="15cm">
          <text:p text:style-name="P1">MUA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15cm" svg:x2="5.5cm" svg:y2="7.5cm">
          <text:p/>
        </draw:line>
        <draw:line draw:style-name="gr2" draw:text-style-name="P1" draw:layer="layout" svg:x1="6.5cm" svg:y1="5.5cm" svg:x2="9cm" svg:y2="4.5cm">
          <text:p/>
        </draw:line>
        <draw:line draw:style-name="gr2" draw:text-style-name="P1" draw:layer="layout" svg:x1="15.5cm" svg:y1="7.5cm" svg:x2="15.5cm" svg:y2="9cm">
          <text:p/>
        </draw:line>
        <draw:line draw:style-name="gr2" draw:text-style-name="P1" draw:layer="layout" svg:x1="15.5cm" svg:y1="11cm" svg:x2="15.5cm" svg:y2="12cm">
          <text:p/>
        </draw:line>
        <draw:line draw:style-name="gr2" draw:text-style-name="P1" draw:layer="layout" svg:x1="15.5cm" svg:y1="15cm" svg:x2="15.5cm" svg:y2="14cm">
          <text:p/>
        </draw:line>
        <draw:frame draw:style-name="gr3" draw:layer="layout" svg:width="2.267cm" svg:height="0.962cm" draw:transform="rotate (1.41720735261913) translate (3.703cm 12.24cm)">
          <draw:text-box>
            <text:p>SMTP</text:p>
          </draw:text-box>
        </draw:frame>
        <draw:line draw:style-name="gr2" draw:text-style-name="P1" draw:layer="layout" svg:x1="9cm" svg:y1="6.5cm" svg:x2="12cm" svg:y2="6.5cm">
          <text:p/>
        </draw:line>
        <draw:frame draw:style-name="gr3" draw:layer="layout" svg:width="2.267cm" svg:height="0.962cm" draw:transform="rotate (0.0528834763354182) translate (9.185cm 5.539cm)">
          <draw:text-box>
            <text:p>SMTP</text:p>
          </draw:text-box>
        </draw:frame>
        <draw:frame draw:style-name="gr3" draw:layer="layout" svg:width="2.056cm" svg:height="0.962cm" svg:x="15.5cm" svg:y="14.038cm">
          <draw:text-box>
            <text:p>IMAP</text:p>
          </draw:text-box>
        </draw:frame>
        <draw:custom-shape draw:style-name="gr4" draw:text-style-name="P1" draw:layer="layout" svg:width="2cm" svg:height="2cm" svg:x="4cm" svg:y="1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2cm" svg:height="2cm" svg:x="15cm" svg:y="1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1T22:31:28</meta:creation-date>
    <dc:date>2011-05-01T22:37:55</dc:date>
    <meta:editing-duration>PT6M29S</meta:editing-duration>
    <meta:editing-cycles>1</meta:editing-cycles>
    <meta:document-statistic meta:object-count="18"/>
    <meta:generator>LibreOffice/3.3$Unix LibreOffice_project/330m19$Build-202</meta:generator>
  </office:meta>
</office:document-meta>
</file>